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style:rel-width="100%" table:align="left"/>
    </style:style>
    <style:style style:name="Table1.A" style:family="table-column">
      <style:table-column-properties style:column-width="2.217cm" style:rel-column-width="8545*"/>
    </style:style>
    <style:style style:name="Table1.B" style:family="table-column">
      <style:table-column-properties style:column-width="2.189cm" style:rel-column-width="8439*"/>
    </style:style>
    <style:style style:name="Table1.C" style:family="table-column">
      <style:table-column-properties style:column-width="7.318cm" style:rel-column-width="28213*"/>
    </style:style>
    <style:style style:name="Table1.D" style:family="table-column">
      <style:table-column-properties style:column-width="3.12cm" style:rel-column-width="12032*"/>
    </style:style>
    <style:style style:name="Table1.E" style:family="table-column">
      <style:table-column-properties style:column-width="0.767cm" style:rel-column-width="2960*"/>
    </style:style>
    <style:style style:name="Table1.F" style:family="table-column">
      <style:table-column-properties style:column-width="1.386cm" style:rel-column-width="5343*"/>
    </style:style>
    <style:style style:name="Table1.A1" style:family="table-cell">
      <style:table-cell-properties style:vertical-align="middle" fo:padding="0.049cm" fo:border="none"/>
    </style:style>
    <style:style style:name="Table1.2" style:family="table-row">
      <style:table-row-properties fo:background-color="#f5f5d0">
        <style:background-image/>
      </style:table-row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padding="0cm" fo:border="none"/>
    </style:style>
    <style:style style:name="P3" style:family="paragraph" style:parent-style-name="Table_20_Contents">
      <style:paragraph-properties fo:padding="0cm" fo:border="none"/>
      <style:text-properties fo:color="#330066"/>
    </style:style>
    <style:style style:name="T1" style:family="text">
      <style:text-properties fo:color="#0000ff" style:text-line-through-style="none" style:text-underline-style="none" style:text-blinking="false"/>
    </style:style>
    <style:style style:name="T2" style:family="text">
      <style:text-properties fo:color="#0000ff" style:text-line-through-style="none" style:text-underline-style="none" fo:font-weight="bold" style:text-blinking="false"/>
    </style:style>
    <style:style style:name="T3" style:family="text">
      <style:text-properties fo:font-variant="normal" fo:text-transform="none" fo:color="#000000" style:text-line-through-style="none" style:font-name="Arial1" fo:font-size="9.7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hor-zebra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<text:span text:style-name="T3">aba routing # <text:s/></text:span><text:a xlink:type="simple" xlink:href="http://us-routing-numbers.com/bank-of-america-routing-numbers/011500337/" text:style-name="Internet_20_link" text:visited-style-name="Visited_20_Internet_20_Link"><text:span text:style-name="T1">011500337</text:span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PO BOX 27025</text:p>
          </table:table-cell>
          <table:table-cell table:style-name="Table1.A1" office:value-type="string">
            <text:p text:style-name="P3">RICHMOND</text:p>
          </table:table-cell>
          <table:table-cell table:style-name="Table1.A1" office:value-type="string">
            <text:p text:style-name="P3">CT</text:p>
          </table:table-cell>
          <table:table-cell table:style-name="Table1.A1" office:value-type="string">
            <text:p text:style-name="P3">23261</text:p>
          </table:table-cell>
        </table:table-row>
        <table:table-row table:style-name="Table1.2">
          <table:table-cell table:style-name="Table1.A1" office:value-type="string">
            <text:p text:style-name="P2"><text:span text:style-name="T3">american bank association routing <text:s/>#</text:span><text:span text:style-name="T1"> <text:s/></text:span><text:a xlink:type="simple" xlink:href="http://us-routing-numbers.com/bank-of-america-routing-numbers/031100160/" text:style-name="Internet_20_link" text:visited-style-name="Visited_20_Internet_20_Link">031100160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ATTN: ACH COORDINATOR/MS2912</text:p>
          </table:table-cell>
          <table:table-cell table:style-name="Table1.A1" office:value-type="string">
            <text:p text:style-name="P3">WILMINGTON</text:p>
          </table:table-cell>
          <table:table-cell table:style-name="Table1.A1" office:value-type="string">
            <text:p text:style-name="P3">DE</text:p>
          </table:table-cell>
          <table:table-cell table:style-name="Table1.A1" office:value-type="string">
            <text:p text:style-name="P3">19801</text:p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7100050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21000358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300002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1100002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100001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0700032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0300001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8100003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2200003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2210170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7300017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31407298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31109312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31107314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4913164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1490002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4017714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5200163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100005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5390448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54001204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5100001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2200012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027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11900571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1150001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1140049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1120036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11000138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2310371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2430306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231371841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400002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1220290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8200007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21200339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400065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1190130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4000019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71214579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31300669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1220030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32307038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22400724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25000024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7200080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1000258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1220102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130094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13001268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220321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1220226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1200208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1130093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21411089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21197002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2330882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2120501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22127244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21207031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8430176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11400178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72413609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21300019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310469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497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310568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0714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310421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121200158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12300016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860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310761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739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3106268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614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32217001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6129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32217069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600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<text:a xlink:type="simple" xlink:href="http://us-routing-numbers.com/bank-of-america-routing-numbers/063109058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062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272471674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2"><text:a xlink:type="simple" xlink:href="http://us-routing-numbers.com/bank-of-america-routing-numbers/072000805/" text:style-name="Internet_20_link" text:visited-style-name="Visited_20_Internet_20_Link"><text:span text:style-name="T2"/></text:a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54000551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700101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5390037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53201610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53200446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5310246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53200064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5310950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53109204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55002341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5500316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3103193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3100552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<text:a xlink:type="simple" xlink:href="http://us-routing-numbers.com/bank-of-america-routing-numbers/063000047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://us-routing-numbers.com/bank-of-america-routing-numbers/061200865/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22S</meta:editing-duration>
    <meta:editing-cycles>4</meta:editing-cycles>
    <meta:generator>OpenOffice/4.1.5$Win32 OpenOffice.org_project/415m1$Build-9789</meta:generator>
    <dc:date>2018-10-31T15:50:16.68</dc:date>
    <meta:document-statistic meta:table-count="1" meta:image-count="0" meta:object-count="0" meta:page-count="3" meta:paragraph-count="10" meta:word-count="22" meta:character-count="143"/>
    <meta:user-defined meta:name="Info 1"/>
    <meta:user-defined meta:name="Info 2"/>
    <meta:user-defined meta:name="Info 3"/>
    <meta:user-defined meta:name="Info 4"/>
  </office:meta>
</office:document-meta>
</file>